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Hypotheses: <text:s/></text:span></text:p>
      <text:p text:style-name="P2">Academic achievement is significantly affected by state expenditures and revenues.</text:p>
      <text:p text:style-name="P2"><text:span text:style-name="T1">EDA</text:span></text:p>
      <text:p text:style-name="Standard">Is academic achievement in a state connected to state expeditures and revenues?</text:p>
      <text:p text:style-name="Standard">Is academic achievement affected in some way by the total number of students in the state?</text:p>
      <text:p text:style-name="Standard">Is academic achievement connected to instruction expenditure or support services expenditure?</text:p>
      <text:p text:style-name="Standard">Future questions - <text:s/>If state revenues are increased and therefore increase school related expenditures, how will that impact student scores? </text:p>
      <text:p text:style-name="P2"><text:span text:style-name="T1">CLIENTS</text:span></text:p>
      <text:p text:style-name="Standard">The client would be residents looking to move into a state. <text:s/>It would also be for educational boards who would be interested in raising their student acheivement within a state. <text:s/>Further, when looking at school related instruction and support services, this could appeal to teachers and unions looking to increase funding.</text:p>
      <text:p text:style-name="P1"/>
      <text:p text:style-name="Standard"><text:span text:style-name="T1">DATA</text:span></text:p>
      <text:p text:style-name="P2"><text:a xlink:type="simple" xlink:href="https://www.kaggle.com/noriuk/us-education-datasets-unification-project" text:style-name="ListLabel_20_10" text:visited-style-name="ListLabel_20_10"><text:span text:style-name="T2">https://www.kaggle.com/noriuk/us-education-datasets-unification-project</text:span></text:a></text:p>
      <text:p text:style-name="P2">This data set contains information on multiple facets of U.S. education data from state level sources. <text:s/>Sourced from the U.S. Census Bureau and the National Center for Education Statistics (NCES).</text:p>
      <text:p text:style-name="Standard">1,918 unique values for states and yearly entries. <text:s/>There are 25 columns of information.</text:p>
      <text:p text:style-name="P2"><text:span text:style-name="T1">PROBLEM SOLVING OUTLINE</text:span></text:p>
      <text:p text:style-name="P2"><text:span text:style-name="T3">Data wrangling will include looking at the columns to use in this study. <text:s/>Identify if there are any <text:s/>‘null’ values, blanks, or NaN. <text:s/>Determine this number of objects and which to remove or replace. <text:s/>This will help in decision making if using all data for all states, or other options.</text:span></text:p>
      <text:p text:style-name="Standard">Columns of interest: <text:s/></text:p>
      <text:p text:style-name="Standard">Total_Revenue, Instruction_Expenditure, Support_Services_Expenditure, Total_Expenditure, Grades_4, Grades_8, Avg_Math_4_Score, Avg_Reading_4_Score, Avg_Math_8_Score, Avg_Reading_8_Score.</text:p>
      <text:p text:style-name="P2"><text:span text:style-name="T1">DELIVERABLES</text:span></text:p>
      <text:list xml:id="list2272544866" text:style-name="WWNum1">
        <text:list-item>
          <text:p text:style-name="P4">Visual plots</text:p>
        </text:list-item>
        <text:list-item>
          <text:p text:style-name="P5">Code</text:p>
        </text:list-item>
        <text:list-item>
          <text:p text:style-name="P6">Slide De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1" meta:word-count="244" meta:character-count="1745" meta:non-whitespace-character-count="1511"/>
    <meta:generator>LibreOfficeDev/6.0.5.2$Linux_X86_64 LibreOffice_project/</meta:generator>
  </office:meta>
</office:document-meta>
</file>